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4b6" officeooo:paragraph-rsid="0012d4b6"/>
    </style:style>
    <style:style style:name="P2" style:family="paragraph" style:parent-style-name="Standard">
      <style:text-properties officeooo:rsid="0012e9f5" officeooo:paragraph-rsid="0012e9f5"/>
    </style:style>
    <style:style style:name="P3" style:family="paragraph" style:parent-style-name="Standard">
      <style:text-properties fo:font-weight="bold" officeooo:rsid="0012e9f5" officeooo:paragraph-rsid="0012e9f5" style:font-weight-asian="bold" style:font-weight-complex="bold"/>
    </style:style>
    <style:style style:name="P4" style:family="paragraph" style:parent-style-name="Standard">
      <style:text-properties fo:font-weight="bold" officeooo:rsid="0012d4b6" officeooo:paragraph-rsid="0012d4b6" style:font-weight-asian="bold" style:font-weight-complex="bold"/>
    </style:style>
    <style:style style:name="P5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6" style:family="paragraph" style:parent-style-name="Standard">
      <style:text-properties fo:color="#d4d4d4" loext:opacity="100%" style:font-name="Droid Sans Mono" fo:font-size="10.5pt" fo:font-weight="normal" officeooo:rsid="0012e9f5" officeooo:paragraph-rsid="0012e9f5" fo:background-color="#1e1e1e"/>
    </style:style>
    <style:style style:name="P7" style:family="paragraph" style:parent-style-name="Standard">
      <style:text-properties officeooo:rsid="0012e9f5" officeooo:paragraph-rsid="0012e9f5"/>
    </style:style>
    <style:style style:name="P8" style:family="paragraph" style:parent-style-name="Standard">
      <style:text-properties officeooo:rsid="0016928b" officeooo:paragraph-rsid="0016928b"/>
    </style:style>
    <style:style style:name="T1" style:family="text">
      <style:text-properties fo:color="#9650c8" loext:opacity="100%" fo:font-weight="bold"/>
    </style:style>
    <style:style style:name="T2" style:family="text">
      <style:text-properties fo:color="#569cd6" loext:opacity="100%"/>
    </style:style>
    <style:style style:name="T3" style:family="text">
      <style:text-properties fo:color="#74b0df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008800" loext:opacity="100%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f.</text:p>
      <text:p text:style-name="P4">Iranin dates:</text:p>
      <text:p text:style-name="P1"/>
      <text:p text:style-name="P1"><text:a xlink:type="simple" xlink:href="https://www.sciencedirect.com/science/article/pii/S2352618117300483" text:style-name="Internet_20_link" text:visited-style-name="Visited_20_Internet_20_Link">https://www.sciencedirect.com/science/article/pii/S2352618117300483</text:a></text:p>
      <text:p text:style-name="P1"/>
      <text:p text:style-name="P1"/>
      <text:p text:style-name="P3">Emirates Dates:</text:p>
      <text:p text:style-name="P2">Al Ain:</text:p>
      <text:p text:style-name="P2"><text:a xlink:type="simple" xlink:href="https://thedateroom.com/our-farms-and-dates" text:style-name="Internet_20_link" text:visited-style-name="Visited_20_Internet_20_Link">https://thedateroom.com/our-farms-and-dates</text:a></text:p>
      <text:p text:style-name="P2"/>
      <text:p text:style-name="P8">Liwa:</text:p>
      <text:p text:style-name="P8"><text:a xlink:type="simple" xlink:href="https://liwadates.com/index.php/varieties/" text:style-name="Internet_20_link" text:visited-style-name="Visited_20_Internet_20_Link">https://liwadates.com/index.php/varieties/</text:a></text:p>
      <text:p text:style-name="P8"/>
      <text:p text:style-name="P8">Abu Dhabi:</text:p>
      <text:p text:style-name="P8"><text:a xlink:type="simple" xlink:href="https://gulfnews.com/food/dates-for-all-seasons-everything-you-need-to-know-about-uaes-superfood-1.1601884410441" text:style-name="Internet_20_link" text:visited-style-name="Visited_20_Internet_20_Link">https://gulfnews.com/food/dates-for-all-seasons-everything-you-need-to-know-about-uaes-superfood-1.1601884410441</text:a></text:p>
      <text:p text:style-name="P8"/>
      <text:p text:style-name="P8"/>
      <text:p text:style-name="P8">Tree:</text:p>
      <text:p text:style-name="P2"/>
      <text:p text:style-name="P6"><text:span text:style-name="T1">graph</text:span> <text:span text:style-name="T2">TD</text:span></text:p>
      <text:p text:style-name="P5"><text:span text:style-name="T3">A</text:span><text:span text:style-name="T4">[Финики]</text:span> <text:span text:style-name="T5">--&gt;</text:span> <text:span text:style-name="T3">B1</text:span><text:span text:style-name="T4">(Saudi Arabia)</text:span></text:p>
      <text:p text:style-name="P5"><text:span text:style-name="T3">A</text:span><text:span text:style-name="T4">[Финики]</text:span> <text:span text:style-name="T5">--&gt;</text:span> <text:span text:style-name="T3">B2</text:span><text:span text:style-name="T4">(Iran)</text:span></text:p>
      <text:p text:style-name="P5"><text:span text:style-name="T3">A</text:span><text:span text:style-name="T4">[Финики]</text:span> <text:span text:style-name="T5">--&gt;</text:span> <text:span text:style-name="T3">B3</text:span><text:span text:style-name="T4">(Emirates)</text:span></text:p>
      <text:p text:style-name="P5"><text:span text:style-name="T3">B1</text:span> <text:span text:style-name="T5">--&gt;</text:span> <text:span text:style-name="T3">B11</text:span><text:span text:style-name="T4">[Madinah]</text:span></text:p>
      <text:p text:style-name="P5"><text:span text:style-name="T3">B1</text:span> <text:span text:style-name="T5">--&gt;</text:span> <text:span text:style-name="T3">B12</text:span><text:span text:style-name="T4">[Qaseem]</text:span></text:p>
      <text:p text:style-name="P5"><text:span text:style-name="T3">B1</text:span> <text:span text:style-name="T5">--&gt;</text:span> <text:span text:style-name="T3">B13</text:span><text:span text:style-name="T4">[Riyadh]</text:span></text:p>
      <text:p text:style-name="P5"><text:span text:style-name="T3">B1</text:span> <text:span text:style-name="T5">--&gt;</text:span> <text:span text:style-name="T3">B14</text:span><text:span text:style-name="T4">[Jeddah]</text:span></text:p>
      <text:p text:style-name="P5"><text:span text:style-name="T3">B1</text:span> <text:span text:style-name="T5">--&gt;</text:span> <text:span text:style-name="T3">B15</text:span><text:span text:style-name="T4">[Al Kharj]</text:span></text:p>
      <text:p text:style-name="P5"><text:span text:style-name="T3">B2</text:span> <text:span text:style-name="T5">--&gt;</text:span> <text:span text:style-name="T3">B21</text:span><text:span text:style-name="T4">[Kerman]</text:span></text:p>
      <text:p text:style-name="P5"><text:span text:style-name="T3">B2</text:span> <text:span text:style-name="T5">--&gt;</text:span> <text:span text:style-name="T3">B22</text:span><text:span text:style-name="T4">[Sistan]</text:span></text:p>
      <text:p text:style-name="P5"><text:span text:style-name="T3">B2</text:span> <text:span text:style-name="T5">--&gt;</text:span> <text:span text:style-name="T3">B23</text:span><text:span text:style-name="T4">[Khuzestan]</text:span></text:p>
      <text:p text:style-name="P5"><text:span text:style-name="T3">B2</text:span> <text:span text:style-name="T5">--&gt;</text:span> <text:span text:style-name="T3">B24</text:span><text:span text:style-name="T4">[Busheher]</text:span></text:p>
      <text:p text:style-name="P5"><text:span text:style-name="T3">B2</text:span> <text:span text:style-name="T5">--&gt;</text:span> <text:span text:style-name="T3">B25</text:span><text:span text:style-name="T4">[Fars]</text:span></text:p>
      <text:p text:style-name="P5"><text:span text:style-name="T3">B2</text:span> <text:span text:style-name="T5">--&gt;</text:span> <text:span text:style-name="T3">B26</text:span><text:span text:style-name="T4">[Hormozgan]</text:span></text:p>
      <text:p text:style-name="P5"><text:span text:style-name="T3">B3</text:span> <text:span text:style-name="T5">--&gt;</text:span> <text:span text:style-name="T3">B31</text:span><text:span text:style-name="T4">[Al Ain]</text:span></text:p>
      <text:p text:style-name="P5"><text:span text:style-name="T3">B3</text:span> <text:span text:style-name="T5">--&gt;</text:span> <text:span text:style-name="T3">B32</text:span><text:span text:style-name="T4">[Liwa]</text:span></text:p>
      <text:p text:style-name="P5"><text:span text:style-name="T3">B3</text:span> <text:span text:style-name="T5">--&gt;</text:span> <text:span text:style-name="T3">B33</text:span><text:span text:style-name="T4">[Abu Dhabi]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1:14:05.063691312</meta:creation-date>
    <dc:date>2022-11-15T01:48:12.243609668</dc:date>
    <meta:editing-duration>PT2H30M9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29" meta:word-count="89" meta:character-count="671" meta:non-whitespace-character-count="628"/>
  </office:meta>
</office:document-meta>
</file>